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merge_sort(orders):</text:p>
      <text:p text:style-name="Standard"><text:s text:c="4"/>if len(orders) &lt;= 1:</text:p>
      <text:p text:style-name="Standard"><text:s text:c="8"/>return orders</text:p>
      <text:p text:style-name="Standard"><text:s text:c="4"/># Find the middle point of the list to divide it into two halves.</text:p>
      <text:p text:style-name="Standard"><text:s text:c="4"/>mid = len(orders) // 2 <text:s/># // integer division operator</text:p>
      <text:p text:style-name="Standard"><text:s text:c="4"/>left_half = orders[:mid]</text:p>
      <text:p text:style-name="Standard"><text:s text:c="4"/>right_half = orders[mid:]</text:p>
      <text:p text:style-name="Standard"><text:s text:c="4"/>left_sorted = merge_sort(left_half)</text:p>
      <text:p text:style-name="Standard"><text:s text:c="4"/>right_sorted = merge_sort(right_half)</text:p>
      <text:p text:style-name="Standard"><text:s text:c="4"/>return merge(left_sorted, right_sorted)</text:p>
      <text:p text:style-name="Standard"/>
      <text:p text:style-name="Standard">def merge(left_half, right_half):</text:p>
      <text:p text:style-name="Standard"><text:s text:c="4"/>merged_list = []</text:p>
      <text:p text:style-name="Standard"><text:s text:c="4"/>i = 0 <text:s/># Pointer for the left_half</text:p>
      <text:p text:style-name="Standard"><text:s text:c="4"/>j = 0 <text:s/># Pointer for the right_half</text:p>
      <text:p text:style-name="Standard"><text:s text:c="4"/># Compare elements from both lists and add the smaller one to the merged list.</text:p>
      <text:p text:style-name="Standard"><text:s text:c="4"/>while i &lt; len(left_half) and j &lt; len(right_half):</text:p>
      <text:p text:style-name="Standard"><text:s text:c="8"/>if left_half[i]['delivery_time'] &lt; right_half[j]['delivery_time']:</text:p>
      <text:p text:style-name="Standard"><text:s text:c="12"/>merged_list.append(left_half[i])</text:p>
      <text:p text:style-name="Standard"><text:s text:c="12"/>i += 1 <text:s/># Move the pointer for the left half</text:p>
      <text:p text:style-name="Standard"><text:s text:c="8"/>else:</text:p>
      <text:p text:style-name="Standard"><text:s text:c="12"/>merged_list.append(right_half[j])</text:p>
      <text:p text:style-name="Standard"><text:s text:c="12"/>j += 1 <text:s/># Move the pointer for the right half</text:p>
      <text:p text:style-name="Standard"><text:s text:c="4"/>while i &lt; len(left_half):</text:p>
      <text:p text:style-name="Standard"><text:s text:c="8"/>merged_list.append(left_half[i])</text:p>
      <text:p text:style-name="Standard"><text:s text:c="8"/>i += 1</text:p>
      <text:p text:style-name="Standard"><text:s text:c="4"/>while j &lt; len(right_half):</text:p>
      <text:p text:style-name="Standard"><text:s text:c="8"/>merged_list.append(right_half[j])</text:p>
      <text:p text:style-name="Standard"><text:s text:c="8"/>j += 1</text:p>
      <text:p text:style-name="Standard"><text:s text:c="4"/>return merged_list</text:p>
      <text:p text:style-name="Standard"/>
      <text:p text:style-name="Standard">if __name__ == "__main__":</text:p>
      <text:p text:style-name="Standard"><text:s text:c="4"/>online_orders = [</text:p>
      <text:p text:style-name="Standard"><text:s text:c="8"/>{'order_id': 'A1', 'delivery_time': 45},</text:p>
      <text:p text:style-name="Standard"><text:s text:c="8"/>{'order_id': 'B2', 'delivery_time': 20},</text:p>
      <text:p text:style-name="Standard"><text:s text:c="8"/>{'order_id': 'C3', 'delivery_time': 60},</text:p>
      <text:p text:style-name="Standard"><text:s text:c="8"/>{'order_id': 'D4', 'delivery_time': 15},</text:p>
      <text:p text:style-name="Standard"><text:s text:c="8"/>{'order_id': 'E5', 'delivery_time': 30},</text:p>
      <text:p text:style-name="Standard"><text:s text:c="8"/>{'order_id': 'F6', 'delivery_time': 20},</text:p>
      <text:p text:style-name="Standard"><text:s text:c="8"/>{'order_id': 'G7', 'delivery_time': 50},</text:p>
      <text:p text:style-name="Standard"><text:s text:c="4"/>]</text:p>
      <text:p text:style-name="Standard"><text:s text:c="4"/>print("Original list of orders:")</text:p>
      <text:p text:style-name="Standard"><text:s text:c="4"/>for order in online_orders:</text:p>
      <text:p text:style-name="Standard"><text:s text:c="8"/>print(f"Order {order['order_id']} -&gt; Delivery Time: {order['delivery_time']} minutes")</text:p>
      <text:p text:style-name="Standard"><text:s text:c="4"/>sorted_orders = merge_sort(online_orders)</text:p>
      <text:p text:style-name="Standard"><text:s text:c="4"/>print("\nSorted list of orders by delivery time:")</text:p>
      <text:p text:style-name="Standard"><text:s text:c="4"/>for order in sorted_orders:</text:p>
      <text:p text:style-name="Standard"><text:s text:c="8"/>print(f"Order {order['order_id']} -&gt; Delivery Time: {order['delivery_time']} minutes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19:28:27.552993901</meta:creation-date>
    <dc:date>2025-11-08T19:28:56.540782055</dc:date>
    <meta:editing-duration>PT30S</meta:editing-duration>
    <meta:editing-cycles>1</meta:editing-cycles>
    <meta:document-statistic meta:table-count="0" meta:image-count="0" meta:object-count="0" meta:page-count="1" meta:paragraph-count="46" meta:word-count="211" meta:character-count="1893" meta:non-whitespace-character-count="1455"/>
    <meta:generator>LibreOffice/6.0.7.3$Linux_x86 LibreOffice_project/00m0$Build-3</meta:generator>
  </office:meta>
</office:document-meta>
</file>